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7cm" svg:stroke-color="#000000" draw:marker-start-width="0.305cm" draw:marker-end-width="0.305cm" draw:fill="none" draw:textarea-vertical-align="middle" fo:padding-top="0.16cm" fo:padding-bottom="0.16cm" fo:padding-left="0.285cm" fo:padding-right="0.285cm"/>
    </style:style>
    <style:style style:name="gr2" style:family="graphic" style:parent-style-name="standard">
      <style:graphic-properties svg:stroke-width="0.07cm" svg:stroke-color="#000000" draw:marker-start-width="0.305cm" draw:marker-end-width="0.305cm" draw:fill="solid" draw:fill-color="#ffffcc" draw:textarea-vertical-align="middle" fo:padding-top="0.16cm" fo:padding-bottom="0.16cm" fo:padding-left="0.285cm" fo:padding-right="0.285cm"/>
    </style:style>
    <style:style style:name="gr3" style:family="graphic" style:parent-style-name="objectwithoutfill">
      <style:graphic-properties svg:stroke-width="0.07cm" svg:stroke-color="#000000" draw:marker-start-width="0.35cm" draw:marker-end-width="0.35cm" draw:fill="solid" draw:fill-color="#ff8080" draw:textarea-vertical-align="middle" fo:padding-top="0.16cm" fo:padding-bottom="0.16cm" fo:padding-left="0.285cm" fo:padding-right="0.285cm"/>
    </style:style>
    <style:style style:name="gr4" style:family="graphic" style:parent-style-name="standard">
      <style:graphic-properties svg:stroke-width="0.07cm" svg:stroke-color="#000000" draw:fill="solid" draw:fill-color="#ff8080" draw:textarea-vertical-align="middle" fo:padding-top="0.16cm" fo:padding-bottom="0.16cm" fo:padding-left="0.285cm" fo:padding-right="0.2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932cm"/>
    </style:style>
    <style:style style:name="gr6" style:family="graphic" style:parent-style-name="standard">
      <style:graphic-properties svg:stroke-width="0.07cm" svg:stroke-color="#000000" draw:marker-start-width="0.305cm" draw:marker-end-width="0.305cm" draw:textarea-vertical-align="middle" fo:padding-top="0.16cm" fo:padding-bottom="0.16cm" fo:padding-left="0.285cm" fo:padding-right="0.285cm"/>
    </style:style>
    <style:style style:name="gr7" style:family="graphic" style:parent-style-name="objectwithoutfill">
      <style:graphic-properties svg:stroke-width="0.1cm" svg:stroke-color="#9966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cc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877cm"/>
    </style:style>
    <style:style style:name="gr10" style:family="graphic" style:parent-style-name="standard">
      <style:graphic-properties svg:stroke-width="0.07cm" svg:stroke-color="#000000" draw:marker-start-width="0.305cm" draw:marker-end-width="0.305cm" draw:textarea-horizontal-align="justify" draw:textarea-vertical-align="middle" draw:auto-grow-height="false" fo:min-height="0cm" fo:min-width="0cm" fo:padding-top="0.16cm" fo:padding-bottom="0.16cm" fo:padding-left="0.285cm" fo:padding-right="0.28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1cm" fo:min-width="5.93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8cm" fo:min-width="8.414cm"/>
    </style:style>
    <style:style style:name="gr13" style:family="graphic" style:parent-style-name="objectwithoutfill">
      <style:graphic-properties svg:stroke-width="0.07cm" svg:stroke-color="#0066cc" draw:marker-start-width="0.305cm" draw:marker-end="Arrow" draw:marker-end-width="0.405cm" draw:fill="none" draw:textarea-vertical-align="middle" fo:padding-top="0.16cm" fo:padding-bottom="0.16cm" fo:padding-left="0.285cm" fo:padding-right="0.285cm"/>
    </style:style>
    <style:style style:name="gr14" style:family="graphic" style:parent-style-name="objectwithoutfill">
      <style:graphic-properties svg:stroke-width="0.07cm" svg:stroke-color="#0066cc" draw:marker-start-width="0.305cm" draw:marker-end-width="0.305cm" draw:fill="none" draw:textarea-vertical-align="middle" fo:padding-top="0.16cm" fo:padding-bottom="0.16cm" fo:padding-left="0.285cm" fo:padding-right="0.28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308cm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svg:stroke-width="0.05cm" svg:stroke-color="#000000" draw:marker-start-width="0.275cm" draw:marker-end-width="0.275cm" draw:fill="solid" draw:fill-color="#ccffff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fill="solid" draw:fill-color="#ffd320" draw:textarea-vertical-align="middle"/>
    </style:style>
    <style:style style:name="gr19" style:family="graphic" style:parent-style-name="standard">
      <style:graphic-properties draw:fill="solid" draw:fill-color="#993366" draw:textarea-vertical-align="middle"/>
    </style:style>
    <style:style style:name="gr20" style:family="graphic" style:parent-style-name="objectwithoutfill">
      <style:graphic-properties draw:stroke="dash" draw:stroke-dash="Fine_20_Dashed_20__28_var_29_" svg:stroke-width="0.05cm" svg:stroke-color="#000000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draw:stroke="solid" draw:stroke-dash="Fine_20_Dashed_20__28_var_29_" svg:stroke-width="0.1cm" svg:stroke-color="#000000" draw:marker-start="Arrow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draw:stroke-dash="Fine_20_Dashed_20__28_var_29_" svg:stroke-width="0.05cm" svg:stroke-color="#000000" draw:fill="none" draw:fill-color="#ffffff" draw:textarea-horizontal-align="left" draw:auto-grow-height="true" draw:auto-grow-width="true" fo:min-height="0.632cm" fo:min-width="1.505cm" fo:padding-top="0.15cm" fo:padding-bottom="0.15cm" fo:padding-left="0.275cm" fo:padding-right="0.275cm"/>
    </style:style>
    <style:style style:name="gr23" style:family="graphic" style:parent-style-name="standard">
      <style:graphic-properties draw:stroke="none" draw:stroke-dash="Fine_20_Dashed_20__28_var_29_" svg:stroke-width="0.05cm" svg:stroke-color="#000000" draw:fill="none" draw:fill-color="#ffffff" draw:textarea-horizontal-align="left" draw:auto-grow-height="true" draw:auto-grow-width="true" fo:min-height="0.632cm" fo:min-width="1.441cm" fo:padding-top="0.15cm" fo:padding-bottom="0.15cm" fo:padding-left="0.275cm" fo:padding-right="0.275cm"/>
    </style:style>
    <style:style style:name="gr24" style:family="graphic" style:parent-style-name="objectwithoutfill">
      <style:graphic-properties draw:stroke="solid" draw:stroke-dash="Fine_20_Dashed_20__28_var_29_" svg:stroke-width="0.05cm" svg:stroke-color="#000000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solid" draw:stroke-dash="Fine_20_Dashed_20__28_var_29_" svg:stroke-width="0.05cm" svg:stroke-color="#000000" draw:fill="solid" draw:fill-color="#ff3333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draw:stroke-dash="Fine_20_Dashed_20__28_var_29_" svg:stroke-width="0.05cm" svg:stroke-color="#000000" draw:fill="none" draw:fill-color="#ffffff" draw:textarea-horizontal-align="left" draw:auto-grow-height="true" draw:auto-grow-width="true" fo:min-height="0.632cm" fo:min-width="1.894cm" fo:padding-top="0.15cm" fo:padding-bottom="0.15cm" fo:padding-left="0.275cm" fo:padding-right="0.275cm"/>
    </style:style>
    <style:style style:name="gr27" style:family="graphic" style:parent-style-name="standard">
      <style:graphic-properties draw:stroke="none" draw:stroke-dash="Fine_20_Dashed_20__28_var_29_" svg:stroke-width="0.05cm" svg:stroke-color="#000000" draw:fill="none" draw:fill-color="#ffffff" draw:textarea-horizontal-align="left" draw:auto-grow-height="true" draw:auto-grow-width="true" fo:min-height="0.632cm" fo:min-width="1.636cm" fo:padding-top="0.15cm" fo:padding-bottom="0.15cm" fo:padding-left="0.275cm" fo:padding-right="0.275cm"/>
    </style:style>
    <style:style style:name="gr28" style:family="graphic" style:parent-style-name="objectwithoutfill">
      <style:graphic-properties draw:stroke="dash" draw:stroke-dash="Line_20_Style_20_9" svg:stroke-width="0.05cm" svg:stroke-color="#000000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solid" draw:stroke-dash="Fine_20_Dashed_20__28_var_29_" svg:stroke-width="0.05cm" svg:stroke-color="#000000" draw:marker-start-width="0.2cm" draw:marker-end-width="0.2cm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solid" draw:stroke-dash="Fine_20_Dashed_20__28_var_29_" svg:stroke-width="0.05cm" svg:stroke-color="#000000" draw:fill="solid" draw:fill-color="#ff8080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solid" draw:stroke-dash="Fine_20_Dashed_20__28_var_29_" svg:stroke-width="0.05cm" svg:stroke-color="#000000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draw:stroke="solid" draw:stroke-dash="Fine_20_Dashed_20__28_var_29_" svg:stroke-width="0.05cm" svg:stroke-color="#0066cc" draw:marker-start="Arrow" draw:marker-start-width="0.225cm" draw:marker-end="Arrow" draw:marker-end-width="0.225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draw:stroke="solid" draw:stroke-dash="Fine_20_Dashed_20__28_var_29_" svg:stroke-width="0.05cm" svg:stroke-color="#ff3333" draw:marker-start="Arrow" draw:marker-start-width="0.225cm" draw:marker-end="Arrow" draw:marker-end-width="0.22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draw:stroke-dash="Fine_20_Dashed_20__28_var_29_" svg:stroke-width="0.05cm" svg:stroke-color="#000000" draw:fill="none" draw:fill-color="#ffffff" draw:textarea-horizontal-align="left" draw:auto-grow-height="true" draw:auto-grow-width="true" fo:min-height="0.64cm" fo:min-width="2.144cm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636cm"/>
    </style:style>
    <style:style style:name="gr37" style:family="graphic" style:parent-style-name="objectwithoutfill">
      <style:graphic-properties draw:stroke="solid" draw:stroke-dash="Fine_20_Dashed_20__28_var_29_"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38" style:family="graphic" style:parent-style-name="objectwithoutfill">
      <style:graphic-properties draw:stroke="solid" draw:stroke-dash="Fine_20_Dashed_20__28_var_29_" svg:stroke-width="0.05cm" svg:stroke-color="#000000" draw:marker-start="Arrow" draw:marker-start-width="0.225cm" draw:marker-end="Arrow" draw:marker-end-width="0.225cm" draw:fill="none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stroke="none" draw:stroke-dash="Fine_20_Dashed_20__28_var_29_" svg:stroke-width="0.05cm" svg:stroke-color="#000000" draw:fill="none" draw:fill-color="#ffffff" draw:textarea-horizontal-align="left" draw:auto-grow-height="true" draw:auto-grow-width="false" fo:min-height="1.279cm" fo:min-width="1.623cm" fo:padding-top="0.15cm" fo:padding-bottom="0.15cm" fo:padding-left="0.275cm" fo:padding-right="0.275cm"/>
    </style:style>
    <style:style style:name="gr40" style:family="graphic" style:parent-style-name="standard">
      <style:graphic-properties draw:stroke="solid" draw:stroke-dash="Fine_20_Dashed_20__28_var_29_" svg:stroke-width="0.05cm" svg:stroke-color="#000000" draw:fill="solid" draw:fill-color="#ffd320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1.78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4.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3.279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family="'Times New Roman'" style:font-family-generic="roman" style:font-pitch="variable" fo:font-weight="normal" style:font-weight-asian="normal" style:font-weight-complex="normal"/>
    </style:style>
    <style:style style:name="P5" style:family="paragraph">
      <style:text-properties fo:font-family="'Times New Roman'" style:font-family-generic="roman" style:font-pitch="variable" fo:font-style="italic" fo:font-weight="normal" style:font-style-asian="italic" style:font-weight-asian="normal" style:font-style-complex="italic" style:font-weight-complex="normal"/>
    </style:style>
    <style:style style:name="P6" style:family="paragraph">
      <style:text-properties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7" style:family="paragraph">
      <style:text-properties fo:font-family="'Times New Roman'" style:font-family-generic="roman" style:font-pitch="variable" fo:font-size="16pt" style:font-size-asian="16pt" style:font-size-complex="16pt"/>
    </style:style>
    <style:style style:name="P8" style:family="paragraph">
      <style:text-properties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P9" style:family="paragraph">
      <style:text-properties fo:color="#ff3333" fo:font-family="'Times New Roman'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>
      <style:text-properties fo:color="#0066cc" fo:font-family="'Times New Roman'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family="'Times New Roman'" style:font-family-generic="roman" style:font-pitch="variable" fo:font-weight="bold" style:font-weight-asian="bold" style:font-weight-complex="bold"/>
    </style:style>
    <style:style style:name="T2" style:family="text">
      <style:text-properties fo:font-family="'Times New Roman'" style:font-family-generic="roman" style:font-pitch="variable" fo:font-weight="normal" style:font-weight-asian="normal" style:font-weight-complex="normal"/>
    </style:style>
    <style:style style:name="T3" style:family="text">
      <style:text-properties fo:font-family="'Times New Roman'" style:font-family-generic="roman" style:font-pitch="variable" fo:font-size="24pt" fo:font-weight="bold" style:font-family-asian="Arial" style:font-style-name-asian="Обычный" style:font-family-generic-asian="swiss" style:font-size-asian="24pt" style:font-weight-asian="bold" style:font-family-complex="Arial" style:font-style-name-complex="Обычный" style:font-family-generic-complex="swiss" style:font-size-complex="24pt" style:font-weight-complex="bold"/>
    </style:style>
    <style:style style:name="T4" style:family="text">
      <style:text-properties fo:font-family="'Times New Roman'" style:font-family-generic="roman" style:font-pitch="variable" fo:font-weight="bold" style:font-family-asian="Arial" style:font-style-name-asian="Обычный" style:font-family-generic-asian="swiss" style:font-weight-asian="bold" style:font-family-complex="Arial" style:font-style-name-complex="Обычный" style:font-family-generic-complex="swiss" style:font-weight-complex="bold"/>
    </style:style>
    <style:style style:name="T5" style:family="text">
      <style:text-properties fo:font-family="'Times New Roman'" style:font-family-generic="roman" style:font-pitch="variable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family="'Times New Roman'" style:font-family-generic="roman" style:font-pitch="variable" fo:font-size="16pt" style:font-size-asian="16pt" style:font-size-complex="16pt"/>
    </style:style>
    <style:style style:name="T8" style:family="text">
      <style:text-properties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ff3333" fo:font-family="'Times New Roman'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0066cc" fo:font-family="'Times New Roman'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g>
          <draw:line draw:style-name="gr1" draw:text-style-name="P1" draw:layer="layout" svg:x1="1.4cm" svg:y1="5.815cm" svg:x2="14cm" svg:y2="5.815cm">
            <text:p/>
          </draw:line>
          <draw:path draw:style-name="gr2" draw:text-style-name="P1" draw:layer="layout" svg:width="12.599cm" svg:height="2.384cm" svg:x="1.4cm" svg:y="3.43cm" svg:viewBox="0 0 12600 2385" svg:d="M0 2385c68-438 536-1591 789-1246 321 438 579 110 868 455 358 427 702-188 897-537 272-489 434-829 839-1034 339-171 637 664 695 1199 65 597 458 550 723 744 290 212 602-116 868-289 326-212 569 383 926-124 225-319 604-62 898 165 302 234 508-494 896-165 256 216 562 301 869 289 288-11 580-46 868 0 316 51 702 54 897-372 157-345 445-829 810-579 388 265 304 875 608 1199l149 295z">
            <text:p/>
          </draw:path>
        </draw:g>
        <draw:line draw:style-name="gr3" draw:text-style-name="P1" draw:layer="layout" svg:x1="13.8cm" svg:y1="9.8cm" svg:x2="1.6cm" svg:y2="9.8cm">
          <text:p/>
        </draw:line>
        <draw:path draw:style-name="gr4" draw:text-style-name="P1" draw:layer="layout" svg:width="12.199cm" svg:height="2.861cm" svg:x="1.6cm" svg:y="6.938cm" svg:viewBox="0 0 12200 2862" svg:d="M12200 2862c-66-438-519-1591-764-1246-310 438-560 110-840 455-347 427-680-187-869-537-263-488-335 933-727 728-328-171-702-1098-758-563-63 597-444 550-700 744-281 212-583-116-841-289-315-212-555-1616-901-2123-217-319-580 1937-864 2164-293 234-359-1662-736-1333-247 216-677 1469-974 1457-279-11-548-703-826-657-307 51-694 711-882 285-153-345-432-829-785-579-376 265-294 875-589 1199l-144 295z">
          <text:p/>
        </draw:path>
        <draw:frame draw:style-name="gr5" draw:text-style-name="P2" draw:layer="layout" svg:width="2.432cm" svg:height="0.971cm" svg:x="14.6cm" svg:y="4.8cm">
          <draw:text-box>
            <text:p><text:span text:style-name="T1">Track1</text:span></text:p>
          </draw:text-box>
        </draw:frame>
        <draw:frame draw:style-name="gr5" draw:text-style-name="P3" draw:layer="layout" svg:width="2.432cm" svg:height="0.971cm" svg:x="14.6cm" svg:y="8.6cm">
          <draw:text-box>
            <text:p><text:span text:style-name="T1">Track2</text:span></text:p>
          </draw:text-box>
        </draw:frame>
        <draw:path draw:style-name="gr6" draw:text-style-name="P1" draw:layer="layout" svg:width="4.464cm" svg:height="2.356cm" svg:x="3.6cm" svg:y="10.243cm" svg:viewBox="0 0 4465 2357" svg:d="M0 2357c1824 0 1429-2359 2224-2357 807 2 200 2357 2241 2357z">
          <text:p/>
        </draw:path>
        <draw:line draw:style-name="gr7" draw:text-style-name="P1" draw:layer="layout" svg:x1="5.2cm" svg:y1="3.8cm" svg:x2="5.2cm" svg:y2="12cm">
          <text:p/>
        </draw:line>
        <draw:line draw:style-name="gr8" draw:text-style-name="P1" draw:layer="layout" svg:x1="6.2cm" svg:y1="8.6cm" svg:x2="6.2cm" svg:y2="12cm">
          <text:p/>
        </draw:line>
        <draw:frame draw:style-name="gr9" draw:text-style-name="P2" draw:layer="layout" svg:width="2.377cm" svg:height="0.971cm" svg:x="6.8cm" svg:y="10.4cm">
          <draw:text-box>
            <text:p><text:span text:style-name="T1">Kernel</text:span></text:p>
          </draw:text-box>
        </draw:frame>
        <draw:line draw:style-name="gr8" draw:text-style-name="P1" draw:layer="layout" svg:x1="5.8cm" svg:y1="7.8cm" svg:x2="5.8cm" svg:y2="12cm">
          <text:p/>
        </draw:line>
        <draw:line draw:style-name="gr7" draw:text-style-name="P1" draw:layer="layout" svg:x1="5.6cm" svg:y1="5cm" svg:x2="5.6cm" svg:y2="12cm">
          <text:p/>
        </draw:line>
        <draw:custom-shape draw:style-name="gr10" draw:text-style-name="P1" draw:layer="layout" svg:width="1cm" svg:height="1.6cm" svg:x="5.4cm" svg:y="12.6cm">
          <text:p/>
          <draw:enhanced-geometry svg:viewBox="0 0 21600 21600" draw:text-areas="?f0 0 ?f2 ?f5" draw:type="down-arrow" draw:modifiers="11697.1892567146 6430.3696303696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4" draw:layer="layout" svg:width="6.433cm" svg:height="1.691cm" svg:x="2.8cm" svg:y="14.2cm">
          <draw:text-box>
            <text:p><text:span text:style-name="T2">Correlation at point</text:span></text:p>
            <text:p><text:span text:style-name="T2">(Local correlation, LC)</text:span></text:p>
          </draw:text-box>
        </draw:frame>
        <draw:frame draw:style-name="gr12" draw:text-style-name="P2" draw:layer="layout" svg:width="8.914cm" svg:height="1.208cm" svg:x="10.685cm" svg:y="14.6cm">
          <draw:text-box>
            <text:p><text:span text:style-name="T3">Σ</text:span><text:span text:style-name="T4"> LC = correlation in window </text:span></text:p>
          </draw:text-box>
        </draw:frame>
        <draw:line draw:style-name="gr13" draw:text-style-name="P1" draw:layer="layout" svg:x1="8.065cm" svg:y1="11.8cm" svg:x2="6.8cm" svg:y2="11.8cm">
          <text:p/>
        </draw:line>
        <draw:line draw:style-name="gr13" draw:text-style-name="P1" draw:layer="layout" svg:x1="3.718cm" svg:y1="11.8cm" svg:x2="5cm" svg:y2="11.8cm">
          <text:p/>
        </draw:line>
        <draw:line draw:style-name="gr14" draw:text-style-name="P1" draw:layer="layout" svg:x1="3.2cm" svg:y1="11.8cm" svg:x2="9cm" svg:y2="11.8cm">
          <text:p/>
        </draw:line>
        <draw:frame draw:style-name="gr15" draw:text-style-name="P5" draw:layer="layout" svg:width="3.808cm" svg:height="0.971cm" svg:x="9.125cm" svg:y="11.217cm">
          <draw:text-box>
            <text:p><text:span text:style-name="T5">Kernel width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draw:rect draw:style-name="gr17" draw:text-style-name="P1" draw:layer="layout" svg:width="8.4cm" svg:height="2.9cm" svg:x="5cm" svg:y="10cm">
          <text:p/>
        </draw:rect>
        <draw:rect draw:style-name="gr17" draw:text-style-name="P1" draw:layer="layout" svg:width="6cm" svg:height="2.9cm" svg:x="10.6cm" svg:y="4.2cm">
          <text:p/>
        </draw:rect>
        <draw:rect draw:style-name="gr17" draw:text-style-name="P1" draw:layer="layout" svg:width="6cm" svg:height="2.9cm" svg:x="6.2cm" svg:y="4.7cm">
          <text:p/>
        </draw:rect>
        <draw:rect draw:style-name="gr17" draw:text-style-name="P1" draw:layer="layout" svg:width="6cm" svg:height="3cm" svg:x="2.1cm" svg:y="4.2cm">
          <text:p/>
        </draw:rect>
        <draw:path draw:style-name="gr18" draw:text-style-name="P1" draw:layer="layout" svg:width="14.52cm" svg:height="1.599cm" svg:x="2.079cm" svg:y="5.6cm" svg:viewBox="0 0 14521 1600" svg:d="M14521 150c-185 607-411 96-690 886-133 377-500-1075-714-513-217 575-399-64-621 748-119 437-51-666-255-955-303-429-345 462-688 301-226-106-472-429-691-235-257 229-579-181-713 421-271 1216-37-295-161-467-378-519-116 1870-377 573-197-975-429-688-659-106-391 991-197-357-322-467-221-195-473-283-714-47-151 148-115 2015-229 608-44-538-287-1056-507-702-267 432-457-554-690-45-188 410-330 1359-644 1167-216-133 7-1141-392-1074-240 40-373-521-519 369-116 703-388-424-540-230-213 273-531 863-690 467-296-735-409-324-690-280-200 31-425 1913-483 515-46-1086-212 252-374-768-74-466-501 145-730 296-235 154-484-53-738-230l-276 187-230-280-184-139z">
          <text:p/>
        </draw:path>
        <draw:path draw:style-name="gr19" draw:text-style-name="P1" draw:layer="layout" svg:width="14.52cm" svg:height="1.078cm" svg:x="2.079cm" svg:y="4.534cm" svg:viewBox="0 0 14521 1079" svg:d="M0 978c185-410 411-65 690-598 133-254 500 725 714 346 217-388 399 43 621-504 119-295 51 449 255 644 303 289 345-312 688-203 226 71 472 289 691 158 257-154 579 122 713-284 271-820 37 199 161 315 378 350 116-1261 377-386 197 657 429 464 659 71 391-668 197 241 322 315 221 132 473 191 714 32 151-100 115-1359 229-410 44 363 287 712 507 473 267-291 457 374 690 31 188-277 330-917 644-787 216 89-7 769 392 724 240-27 373 351 519-249 116-474 388 286 540 155 213-184 531-582 690-315 296 496 409 219 690 189 200-21 425-1290 483-347 46 732 212-170 374 518 74 314 501-98 730-200 235-104 484 36 738 155l276-126 230 189 184 94z">
          <text:p/>
        </draw:path>
        <draw:line draw:style-name="gr20" draw:text-style-name="P1" draw:layer="layout" svg:x1="8.1cm" svg:y1="9cm" svg:x2="8.1cm" svg:y2="3cm">
          <text:p/>
        </draw:line>
        <draw:line draw:style-name="gr20" draw:text-style-name="P1" draw:layer="layout" svg:x1="6.2cm" svg:y1="7.2cm" svg:x2="6.2cm" svg:y2="3cm">
          <text:p/>
        </draw:line>
        <draw:line draw:style-name="gr20" draw:text-style-name="P1" draw:layer="layout" svg:x1="2.1cm" svg:y1="9cm" svg:x2="2.1cm" svg:y2="4.8cm">
          <text:p/>
        </draw:line>
        <draw:line draw:style-name="gr21" draw:text-style-name="P1" draw:layer="layout" svg:x1="6.2cm" svg:y1="3.6cm" svg:x2="8.1cm" svg:y2="3.6cm">
          <text:p/>
        </draw:line>
        <draw:frame draw:style-name="gr22" draw:text-style-name="P6" draw:layer="layout" svg:width="2.055cm" svg:height="0.932cm" svg:x="8.2cm" svg:y="3.1cm">
          <draw:text-box>
            <text:p><text:span text:style-name="T6">WStep</text:span></text:p>
          </draw:text-box>
        </draw:frame>
        <draw:frame draw:style-name="gr23" draw:text-style-name="P6" draw:layer="layout" svg:width="1.991cm" svg:height="0.932cm" svg:x="4.2cm" svg:y="8.2cm">
          <draw:text-box>
            <text:p><text:span text:style-name="T6">WSize</text:span></text:p>
          </draw:text-box>
        </draw:frame>
        <draw:line draw:style-name="gr21" draw:text-style-name="P1" draw:layer="layout" svg:x1="2.1cm" svg:y1="8.2cm" svg:x2="8.1cm" svg:y2="8.2cm">
          <text:p/>
        </draw:line>
        <draw:line draw:style-name="gr24" draw:text-style-name="P1" draw:layer="layout" svg:x1="6.2cm" svg:y1="12.9cm" svg:x2="6.2cm" svg:y2="10cm">
          <text:p/>
        </draw:line>
        <draw:line draw:style-name="gr24" draw:text-style-name="P1" draw:layer="layout" svg:x1="12.2cm" svg:y1="12.9cm" svg:x2="12.2cm" svg:y2="9.9cm">
          <text:p/>
        </draw:line>
        <draw:rect draw:style-name="gr25" draw:text-style-name="P1" xml:id="id3" draw:id="id3" draw:layer="layout" svg:width="1.177cm" svg:height="0.208cm" svg:x="5cm" svg:y="11.2cm">
          <text:p/>
        </draw:rect>
        <draw:rect draw:style-name="gr25" draw:text-style-name="P1" xml:id="id2" draw:id="id2" draw:layer="layout" svg:width="1.2cm" svg:height="0.208cm" svg:x="12.2cm" svg:y="11.192cm">
          <text:p/>
        </draw:rect>
        <draw:frame draw:style-name="gr26" draw:text-style-name="P6" draw:layer="layout" svg:width="2.444cm" svg:height="0.932cm" svg:x="7.909cm" svg:y="11.668cm">
          <draw:text-box>
            <text:p><text:span text:style-name="T6">Window</text:span></text:p>
          </draw:text-box>
        </draw:frame>
        <draw:frame draw:style-name="gr23" draw:text-style-name="P6" draw:layer="layout" svg:width="1.991cm" svg:height="0.932cm" svg:x="4.201cm" svg:y="8.2cm">
          <draw:text-box>
            <text:p><text:span text:style-name="T6">WSize</text:span></text:p>
          </draw:text-box>
        </draw:frame>
        <draw:frame draw:style-name="gr27" draw:text-style-name="P6" xml:id="id1" draw:id="id1" draw:layer="layout" svg:width="2.186cm" svg:height="0.932cm" svg:x="8.109cm" svg:y="13.268cm">
          <draw:text-box>
            <text:p><text:span text:style-name="T6">Flanks</text:span></text:p>
          </draw:text-box>
        </draw:frame>
        <draw:line draw:style-name="gr28" draw:text-style-name="P1" draw:layer="layout" svg:x1="12.2cm" svg:y1="10cm" svg:x2="12.2cm" svg:y2="5.8cm">
          <text:p/>
        </draw:line>
        <draw:line draw:style-name="gr28" draw:text-style-name="P1" draw:layer="layout" svg:x1="6.2cm" svg:y1="11.2cm" svg:x2="6.2cm" svg:y2="7cm">
          <text:p/>
        </draw:line>
        <draw:connector draw:style-name="gr29" draw:text-style-name="P1" draw:layer="layout" svg:x1="10.295cm" svg:y1="13.734cm" svg:x2="12.8cm" svg:y2="11.4cm" draw:start-shape="id1" draw:start-glue-point="1" draw:end-shape="id2" draw:end-glue-point="2" svg:d="M10295 13734h2505v-2334">
          <text:p/>
        </draw:connector>
        <draw:connector draw:style-name="gr29" draw:text-style-name="P1" draw:layer="layout" svg:x1="8.109cm" svg:y1="13.734cm" svg:x2="5.588cm" svg:y2="11.408cm" draw:start-shape="id1" draw:start-glue-point="3" draw:end-shape="id3" draw:end-glue-point="2" svg:d="M8109 13734h-2521v-2326">
          <text:p/>
        </draw:connector>
        <draw:path draw:style-name="gr19" draw:text-style-name="P1" draw:layer="layout" svg:width="6.01cm" svg:height="0.956cm" svg:x="6.195cm" svg:y="10.322cm" svg:viewBox="0 0 6011 957" svg:d="M5 878c257-154 317-57 451-463 271-820 37 199 161 315 378 350 116-1261 377-386 197 657 429 464 659 71 391-668 197 241 322 315 221 132 473 191 714 32 151-100 115-1359 229-410 44 363 287 712 507 473 267-291 457 374 690 31 188-277 330-917 644-787 216 89-7 769 392 724 240-27 373 351 519-249 116-474 183 457 335 326 213-184-6219 139-6000 8z">
          <text:p/>
        </draw:path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draw:g>
          <draw:path draw:style-name="gr30" draw:text-style-name="P1" draw:layer="layout" svg:width="6.688cm" svg:height="0.862cm" svg:x="3.664cm" svg:y="9.8cm" svg:viewBox="0 0 6689 863" svg:d="M0 816c270 0 181-393 848-94 315 141 718 161 1004-189 142-174 91-928 503-236 97 163 213 804 408 377 319-698 168 85 879-259 557-270 546 101 786 0 563-238 50 779 659 236 329-294 468 582 819-78 0-265 0-979 176-265 47 195-136 701 387 508l157-236 32 236 31 47z">
            <text:p/>
          </draw:path>
          <draw:path draw:style-name="gr31" draw:text-style-name="P1" draw:layer="layout" svg:width="3.547cm" svg:height="0.744cm" svg:x="10.416cm" svg:y="9.932cm" svg:viewBox="0 0 3548 745" svg:d="M0 732c406 136 61-866 596-260 234 265 3-886 598-307 174 169 270 714 753 402 330-213 575 119 1037-24 303-94 333-955 313-260l32 260 219 189z">
            <text:p/>
          </draw:path>
        </draw:g>
        <draw:g>
          <draw:path draw:style-name="gr31" draw:text-style-name="P1" draw:layer="layout" svg:width="3.582cm" svg:height="0.876cm" svg:x="3.6cm" svg:y="11.483cm" svg:viewBox="0 0 3583 877" svg:d="M0 862c410 160 62-1020 602-306 236 312 3-1043 603-362 176 200 273 841 761 473 333-250 580 141 1047-28 306-110 336-1125 316-305l32 305 222 223z">
            <text:p/>
          </draw:path>
          <draw:path draw:style-name="gr30" draw:text-style-name="P1" draw:layer="layout" svg:width="6.752cm" svg:height="1.016cm" svg:x="7.183cm" svg:y="11.4cm" svg:viewBox="0 0 6753 1017" svg:d="M0 962c272-1 183-463 856-112 318 167 726 190 1014-222 143-205 92-1093 508-279 98 193 215 948 412 445 322-822 169 101 888-305 562-318 551 119 793 0 568-281 50 918 666 277 331-345 471 687 826-92 0-311 0-1152 178-311 47 230-137 825 391 599l158-279 32 279 31 55z">
            <text:p/>
          </draw:path>
        </draw:g>
        <draw:rect draw:style-name="gr32" draw:text-style-name="P1" draw:layer="layout" svg:width="2cm" svg:height="0.4cm" svg:x="4.2cm" svg:y="2.8cm">
          <text:p/>
        </draw:rect>
        <draw:rect draw:style-name="gr32" draw:text-style-name="P1" draw:layer="layout" svg:width="2cm" svg:height="0.4cm" svg:x="6.2cm" svg:y="2.8cm">
          <text:p/>
        </draw:rect>
        <draw:rect draw:style-name="gr32" draw:text-style-name="P1" draw:layer="layout" svg:width="2cm" svg:height="0.4cm" svg:x="8.2cm" svg:y="2.8cm">
          <text:p/>
        </draw:rect>
        <draw:rect draw:style-name="gr32" draw:text-style-name="P1" draw:layer="layout" svg:width="2cm" svg:height="0.4cm" svg:x="10.2cm" svg:y="2.8cm">
          <text:p/>
        </draw:rect>
        <draw:rect draw:style-name="gr32" draw:text-style-name="P1" draw:layer="layout" svg:width="2cm" svg:height="0.4cm" svg:x="12.2cm" svg:y="2.8cm">
          <text:p/>
        </draw:rect>
        <draw:rect draw:style-name="gr32" draw:text-style-name="P1" draw:layer="layout" svg:width="2cm" svg:height="0.4cm" svg:x="4.2cm" svg:y="4.6cm">
          <text:p/>
        </draw:rect>
        <draw:rect draw:style-name="gr32" draw:text-style-name="P1" draw:layer="layout" svg:width="2cm" svg:height="0.4cm" svg:x="6.2cm" svg:y="4.6cm">
          <text:p/>
        </draw:rect>
        <draw:rect draw:style-name="gr32" draw:text-style-name="P1" draw:layer="layout" svg:width="2cm" svg:height="0.4cm" svg:x="8.2cm" svg:y="4.6cm">
          <text:p/>
        </draw:rect>
        <draw:rect draw:style-name="gr32" draw:text-style-name="P1" draw:layer="layout" svg:width="2cm" svg:height="0.4cm" svg:x="10.2cm" svg:y="4.6cm">
          <text:p/>
        </draw:rect>
        <draw:rect draw:style-name="gr32" draw:text-style-name="P1" draw:layer="layout" svg:width="2cm" svg:height="0.4cm" svg:x="12.2cm" svg:y="4.6cm">
          <text:p/>
        </draw:rect>
        <draw:line draw:style-name="gr33" draw:text-style-name="P1" draw:layer="layout" svg:x1="5.2cm" svg:y1="4.6cm" svg:x2="5.2cm" svg:y2="3.2cm">
          <text:p/>
        </draw:line>
        <draw:line draw:style-name="gr33" draw:text-style-name="P1" draw:layer="layout" svg:x1="7cm" svg:y1="4.6cm" svg:x2="7cm" svg:y2="3.2cm">
          <text:p/>
        </draw:line>
        <draw:line draw:style-name="gr33" draw:text-style-name="P1" draw:layer="layout" svg:x1="9cm" svg:y1="4.6cm" svg:x2="9cm" svg:y2="3.2cm">
          <text:p/>
        </draw:line>
        <draw:line draw:style-name="gr33" draw:text-style-name="P1" draw:layer="layout" svg:x1="11.2cm" svg:y1="4.6cm" svg:x2="11.2cm" svg:y2="3.2cm">
          <text:p/>
        </draw:line>
        <draw:line draw:style-name="gr33" draw:text-style-name="P1" draw:layer="layout" svg:x1="13cm" svg:y1="4.6cm" svg:x2="13cm" svg:y2="3.2cm">
          <text:p/>
        </draw:line>
        <draw:line draw:style-name="gr34" draw:text-style-name="P1" draw:layer="layout" svg:x1="9.4cm" svg:y1="4.6cm" svg:x2="13cm" svg:y2="3.2cm">
          <text:p/>
        </draw:line>
        <draw:line draw:style-name="gr34" draw:text-style-name="P1" draw:layer="layout" svg:x1="10.8cm" svg:y1="4.6cm" svg:x2="9.4cm" svg:y2="3.2cm">
          <text:p/>
        </draw:line>
        <draw:line draw:style-name="gr34" draw:text-style-name="P1" draw:layer="layout" svg:x1="5.6cm" svg:y1="4.6cm" svg:x2="7.6cm" svg:y2="3.2cm">
          <text:p/>
        </draw:line>
        <draw:line draw:style-name="gr34" draw:text-style-name="P1" draw:layer="layout" svg:x1="7.8cm" svg:y1="4.6cm" svg:x2="5.4cm" svg:y2="3.2cm">
          <text:p/>
        </draw:line>
        <draw:line draw:style-name="gr34" draw:text-style-name="P1" draw:layer="layout" svg:x1="12.8cm" svg:y1="4.6cm" svg:x2="11.4cm" svg:y2="3.2cm">
          <text:p/>
        </draw:line>
        <draw:line draw:style-name="gr34" draw:text-style-name="P1" draw:layer="layout" svg:x1="10.803cm" svg:y1="12.217cm" svg:x2="7.465cm" svg:y2="10.31cm">
          <text:p/>
        </draw:line>
        <draw:line draw:style-name="gr34" draw:text-style-name="P1" draw:layer="layout" svg:x1="6.762cm" svg:y1="12.217cm" svg:x2="11.681cm" svg:y2="10.217cm">
          <text:p/>
        </draw:line>
        <draw:frame draw:style-name="gr35" draw:text-style-name="P7" draw:layer="layout" svg:width="2.694cm" svg:height="0.94cm" svg:x="7.306cm" svg:y="1cm">
          <draw:text-box>
            <text:p><text:span text:style-name="T7">Windows</text:span></text:p>
          </draw:text-box>
        </draw:frame>
        <draw:frame draw:style-name="gr5" draw:text-style-name="P8" draw:layer="layout" svg:width="2.432cm" svg:height="0.971cm" svg:x="14.368cm" svg:y="2.429cm">
          <draw:text-box>
            <text:p><text:span text:style-name="T8">Track1</text:span></text:p>
          </draw:text-box>
        </draw:frame>
        <draw:frame draw:style-name="gr5" draw:text-style-name="P8" draw:layer="layout" svg:width="2.432cm" svg:height="0.971cm" svg:x="14.468cm" svg:y="4.229cm">
          <draw:text-box>
            <text:p><text:span text:style-name="T8">Track2</text:span></text:p>
          </draw:text-box>
        </draw:frame>
        <draw:frame draw:style-name="gr36" draw:text-style-name="P8" draw:layer="layout" svg:width="2.136cm" svg:height="0.971cm" svg:x="13.936cm" svg:y="9.875cm">
          <draw:text-box>
            <text:p><text:span text:style-name="T8">Track1</text:span></text:p>
          </draw:text-box>
        </draw:frame>
        <draw:line draw:style-name="gr37" draw:text-style-name="P1" draw:layer="layout" svg:x1="8.4cm" svg:y1="1.8cm" svg:x2="7cm" svg:y2="2.8cm">
          <text:p/>
        </draw:line>
        <draw:line draw:style-name="gr37" draw:text-style-name="P1" draw:layer="layout" svg:x1="7.6cm" svg:y1="1.8cm" svg:x2="5.2cm" svg:y2="2.8cm">
          <text:p/>
        </draw:line>
        <draw:line draw:style-name="gr37" draw:text-style-name="P1" draw:layer="layout" svg:x1="9cm" svg:y1="1.8cm" svg:x2="9.4cm" svg:y2="2.8cm">
          <text:p/>
        </draw:line>
        <draw:line draw:style-name="gr37" draw:text-style-name="P1" draw:layer="layout" svg:x1="9.6cm" svg:y1="1.8cm" svg:x2="11cm" svg:y2="2.8cm">
          <text:p/>
        </draw:line>
        <draw:line draw:style-name="gr37" draw:text-style-name="P1" draw:layer="layout" svg:x1="9.8cm" svg:y1="1.788cm" svg:x2="12.8cm" svg:y2="2.8cm">
          <text:p/>
        </draw:line>
        <draw:line draw:style-name="gr20" draw:text-style-name="P1" draw:layer="layout" svg:x1="3.6cm" svg:y1="7.817cm" svg:x2="3.6cm" svg:y2="15.817cm">
          <text:p/>
        </draw:line>
        <draw:line draw:style-name="gr20" draw:text-style-name="P1" draw:layer="layout" svg:x1="13.964cm" svg:y1="7.6cm" svg:x2="13.936cm" svg:y2="15.817cm">
          <text:p/>
        </draw:line>
        <draw:line draw:style-name="gr38" draw:text-style-name="P1" draw:layer="layout" svg:x1="13.964cm" svg:y1="15.357cm" svg:x2="3.6cm" svg:y2="15.357cm">
          <text:p/>
        </draw:line>
        <draw:frame draw:style-name="gr39" draw:text-style-name="P7" draw:layer="layout" svg:width="2.969cm" svg:height="1.579cm" svg:x="7.031cm" svg:y="15.217cm">
          <draw:text-box>
            <text:p><text:span text:style-name="T7">Window</text:span></text:p>
          </draw:text-box>
        </draw:frame>
        <draw:path draw:style-name="gr40" draw:text-style-name="P1" draw:layer="layout" svg:width="10.363cm" svg:height="1.016cm" svg:x="3.6cm" svg:y="13.594cm" svg:viewBox="0 0 10364 1017" svg:d="M0 1017c208-557 250-37 536-194 183-100 424 140 580-41 149-173 339-394 558-362 288 43 126 332 432 403 187 44 349-600 523-200 220 505 316-220 523-200 188 18 518 521 698 400 175-400 355 204 522 23 148-159 368-185 577-192 217-7 335-202 471-31 137 172 345 375 523 200 175-172 478-71 625-318 105-175 83-854 316-277 80 199 135 177 106 395-84 607 97-106 174 0 205 280 139-112 353-182 243-79 151 231 345 382 237 185 177-11 362-126 319-198 90 322 510 126 266-124 340-196 421-425 185-521 285 143 391 235 157 138 119 307 409 190l174-200 142 202 93 21z">
          <text:p/>
        </draw:path>
        <draw:frame draw:style-name="gr36" draw:text-style-name="P8" draw:layer="layout" svg:width="2.136cm" svg:height="0.971cm" svg:x="13.936cm" svg:y="13.817cm">
          <draw:text-box>
            <text:p><text:span text:style-name="T8">Track2</text:span></text:p>
          </draw:text-box>
        </draw:frame>
        <draw:line draw:style-name="gr34" draw:text-style-name="P1" draw:layer="layout" svg:x1="4.478cm" svg:y1="14.29cm" svg:x2="4.478cm" svg:y2="12.417cm">
          <text:p/>
        </draw:line>
        <draw:line draw:style-name="gr34" draw:text-style-name="P1" draw:layer="layout" svg:x1="6.411cm" svg:y1="14.217cm" svg:x2="6.411cm" svg:y2="12.344cm">
          <text:p/>
        </draw:line>
        <draw:line draw:style-name="gr34" draw:text-style-name="P1" draw:layer="layout" svg:x1="9.221cm" svg:y1="14.217cm" svg:x2="9.221cm" svg:y2="12.344cm">
          <text:p/>
        </draw:line>
        <draw:line draw:style-name="gr34" draw:text-style-name="P1" draw:layer="layout" svg:x1="12.208cm" svg:y1="14.217cm" svg:x2="12.208cm" svg:y2="12.344cm">
          <text:p/>
        </draw:line>
        <draw:frame draw:style-name="gr41" draw:text-style-name="P8" draw:layer="layout" svg:width="2.293cm" svg:height="1.377cm" svg:x="13.936cm" svg:y="11.217cm">
          <draw:text-box>
            <text:p><text:span text:style-name="T8">Shuffled</text:span><text:span text:style-name="T8"><text:line-break/></text:span><text:span text:style-name="T8">Track1</text:span></text:p>
          </draw:text-box>
        </draw:frame>
        <draw:frame draw:style-name="gr42" draw:text-style-name="P9" draw:layer="layout" svg:width="4.655cm" svg:height="1.353cm" svg:x="13.936cm" svg:y="12.718cm">
          <draw:text-box>
            <text:p><text:span text:style-name="T9">Shuffled correlation</text:span></text:p>
          </draw:text-box>
        </draw:frame>
        <draw:path draw:style-name="gr40" draw:text-style-name="P1" draw:layer="layout" svg:width="10.363cm" svg:height="1.016cm" svg:x="3.6cm" svg:y="7.6cm" svg:viewBox="0 0 10364 1017" svg:d="M0 1017c208-557 250-37 536-194 183-100 424 140 580-41 149-173 339-394 558-362 288 43 126 332 432 403 187 44 349-600 523-200 220 505 316-220 523-200 188 18 518 521 698 400 175-400 355 204 522 23 148-159 368-185 577-192 217-7 335-202 471-31 137 172 345 375 523 200 175-172 478-71 625-318 105-175 83-854 316-277 80 199 135 177 106 395-84 607 97-106 174 0 205 280 139-112 353-182 243-79 151 231 345 382 237 185 177-11 362-126 319-198 90 322 510 126 266-124 340-196 421-425 185-521 285 143 391 235 157 138 119 307 409 190l174-200 142 202 93 21z">
          <text:p/>
        </draw:path>
        <draw:frame draw:style-name="gr36" draw:text-style-name="P8" draw:layer="layout" svg:width="2.136cm" svg:height="0.971cm" svg:x="13.936cm" svg:y="7.846cm">
          <draw:text-box>
            <text:p><text:span text:style-name="T8">Track2</text:span></text:p>
          </draw:text-box>
        </draw:frame>
        <draw:frame draw:style-name="gr43" draw:text-style-name="P10" draw:layer="layout" svg:width="3.838cm" svg:height="1.353cm" svg:x="13.784cm" svg:y="8.964cm">
          <draw:text-box>
            <text:p><text:span text:style-name="T10">Real correlation</text:span></text:p>
          </draw:text-box>
        </draw:frame>
        <draw:line draw:style-name="gr33" draw:text-style-name="P1" draw:layer="layout" svg:x1="5cm" svg:y1="10cm" svg:x2="5cm" svg:y2="8.6cm">
          <text:p/>
        </draw:line>
        <draw:line draw:style-name="gr33" draw:text-style-name="P1" draw:layer="layout" svg:x1="6.8cm" svg:y1="10cm" svg:x2="6.8cm" svg:y2="8.6cm">
          <text:p/>
        </draw:line>
        <draw:line draw:style-name="gr33" draw:text-style-name="P1" draw:layer="layout" svg:x1="8.8cm" svg:y1="10cm" svg:x2="8.8cm" svg:y2="8.6cm">
          <text:p/>
        </draw:line>
        <draw:line draw:style-name="gr33" draw:text-style-name="P1" draw:layer="layout" svg:x1="11cm" svg:y1="10cm" svg:x2="11cm" svg:y2="8.6cm">
          <text:p/>
        </draw:line>
        <draw:line draw:style-name="gr33" draw:text-style-name="P1" draw:layer="layout" svg:x1="12.8cm" svg:y1="10cm" svg:x2="12.8cm" svg:y2="8.6cm">
          <text:p/>
        </draw:line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y Mironov</meta:initial-creator>
    <meta:creation-date>2024-07-13T13:32:26.48</meta:creation-date>
    <meta:editing-duration>PT14H5M52S</meta:editing-duration>
    <meta:editing-cycles>5</meta:editing-cycles>
    <dc:date>2024-07-14T14:20:17.35</dc:date>
    <dc:creator>Andrey Mironov</dc:creator>
    <meta:generator>OpenOffice/4.1.6$Win32 OpenOffice.org_project/416m1$Build-9790</meta:generator>
    <meta:document-statistic meta:object-count="129"/>
  </office:meta>
</office:document-meta>
</file>